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28fb61"/>
    </style:style>
    <style:style style:name="P48" style:family="paragraph" style:parent-style-name="Standard">
      <style:text-properties officeooo:rsid="0dde9a1c" officeooo:paragraph-rsid="0ddfbc49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50" style:family="paragraph" style:parent-style-name="Footnote">
      <style:text-properties officeooo:rsid="043ccc66" officeooo:paragraph-rsid="0dca2508"/>
    </style:style>
    <style:style style:name="P51" style:family="paragraph" style:parent-style-name="Footnote">
      <style:text-properties officeooo:rsid="043ccc66" officeooo:paragraph-rsid="0e5afad8"/>
    </style:style>
    <style:style style:name="P52" style:family="paragraph" style:parent-style-name="Standard">
      <style:text-properties officeooo:paragraph-rsid="0e26e14b"/>
    </style:style>
    <style:style style:name="P53" style:family="paragraph" style:parent-style-name="Standard">
      <style:text-properties officeooo:paragraph-rsid="0e5c6890"/>
    </style:style>
    <style:style style:name="P54" style:family="paragraph" style:parent-style-name="Footnote">
      <style:text-properties officeooo:paragraph-rsid="0e72255e"/>
    </style:style>
    <style:style style:name="P55" style:family="paragraph" style:parent-style-name="Footnote">
      <style:text-properties officeooo:paragraph-rsid="0e81bf91"/>
    </style:style>
    <style:style style:name="P56" style:family="paragraph" style:parent-style-name="Footnote">
      <style:text-properties officeooo:paragraph-rsid="0e9381e6"/>
    </style:style>
    <style:style style:name="P57" style:family="paragraph" style:parent-style-name="Footnote">
      <style:text-properties officeooo:paragraph-rsid="0ea78533"/>
    </style:style>
    <style:style style:name="P58" style:family="paragraph" style:parent-style-name="Footnote">
      <style:text-properties officeooo:paragraph-rsid="0ead3525"/>
    </style:style>
    <style:style style:name="P59" style:family="paragraph" style:parent-style-name="Standard">
      <style:text-properties officeooo:paragraph-rsid="0f1c472f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5f1cf7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style:text-properties officeooo:paragraph-rsid="0ea9445c"/>
    </style:style>
    <style:style style:name="P71" style:family="paragraph" style:parent-style-name="Footnote">
      <style:text-properties officeooo:paragraph-rsid="0f8ed1b5"/>
    </style:style>
    <style:style style:name="P72" style:family="paragraph" style:parent-style-name="Standard">
      <style:text-properties officeooo:paragraph-rsid="0f8ed1b5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4" style:family="paragraph" style:parent-style-name="Standard">
      <style:text-properties officeooo:paragraph-rsid="0f9a7319"/>
    </style:style>
    <style:style style:name="P75" style:family="paragraph" style:parent-style-name="Footnote">
      <style:text-properties officeooo:paragraph-rsid="0fa0a8ea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79" style:family="paragraph" style:parent-style-name="Standard" style:list-style-name="L1">
      <style:paragraph-properties fo:break-before="page"/>
      <style:text-properties officeooo:paragraph-rsid="0b0ddd8e"/>
    </style:style>
    <style:style style:name="P8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>
      <style:text-properties officeooo:paragraph-rsid="0fab02b9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f89d01f" style:font-size-asian="12pt" style:font-size-complex="12pt"/>
    </style:style>
    <style:style style:name="T7" style:family="text">
      <style:text-properties style:font-name="Liberation Sans" fo:font-size="12pt" officeooo:rsid="01657261" style:font-size-asian="12pt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officeooo:rsid="04473353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fa8da1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50862d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style:text-underline-style="none" officeooo:rsid="0f8ed1b5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officeooo:rsid="0f909151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underline-style="none"/>
    </style:style>
    <style:style style:name="T148" style:family="text">
      <style:text-properties fo:color="#000000" loext:opacity="100%" style:text-line-through-style="none" style:text-line-through-type="none" style:text-underline-style="none" officeooo:rsid="01657261"/>
    </style:style>
    <style:style style:name="T149" style:family="text">
      <style:text-properties fo:color="#000000" loext:opacity="100%" style:text-line-through-style="none" style:text-line-through-type="none" style:text-underline-style="none" officeooo:rsid="0382ccb7"/>
    </style:style>
    <style:style style:name="T150" style:family="text">
      <style:text-properties fo:color="#000000" loext:opacity="100%" style:text-line-through-style="none" style:text-line-through-type="none" style:text-underline-style="none" officeooo:rsid="0f486fef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1" style:family="text">
      <style:text-properties fo:color="#000000" loext:opacity="100%" style:font-name="Liberation Sans" fo:font-size="12pt" style:font-size-asian="12pt" style:font-size-complex="12pt"/>
    </style:style>
    <style:style style:name="T19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9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9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96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3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officeooo:rsid="047da547"/>
    </style:style>
    <style:style style:name="T2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0" style:family="text">
      <style:text-properties style:use-window-font-color="true" loext:opacity="0%" style:font-name="Liberation Sans" fo:font-size="12pt" style:font-size-asian="12pt" style:font-size-complex="12pt"/>
    </style:style>
    <style:style style:name="T271" style:family="text">
      <style:text-properties style:use-window-font-color="true" loext:opacity="0%" style:font-name="Liberation Sans" officeooo:rsid="0efd8e5c"/>
    </style:style>
    <style:style style:name="T272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officeooo:rsid="04473353"/>
    </style:style>
    <style:style style:name="T27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officeooo:rsid="0aace3cd"/>
    </style:style>
    <style:style style:name="T279" style:family="text">
      <style:text-properties officeooo:rsid="0e5635a7"/>
    </style:style>
    <style:style style:name="T280" style:family="text">
      <style:text-properties officeooo:rsid="0e80285f"/>
    </style:style>
    <style:style style:name="T281" style:family="text">
      <style:text-properties officeooo:rsid="0e838e2a"/>
    </style:style>
    <style:style style:name="T282" style:family="text">
      <style:text-properties officeooo:rsid="0e83c34e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6" style:family="text">
      <style:text-properties officeooo:rsid="0f0ca65a"/>
    </style:style>
    <style:style style:name="T287" style:family="text">
      <style:text-properties officeooo:rsid="01657261"/>
    </style:style>
    <style:style style:name="T288" style:family="text">
      <style:text-properties officeooo:rsid="0f894f65"/>
    </style:style>
    <style:style style:name="T289" style:family="text">
      <style:text-properties officeooo:rsid="0f95a7a0"/>
    </style:style>
    <style:style style:name="T290" style:family="text">
      <style:text-properties officeooo:rsid="0f8f58b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6"><text:span text:style-name="Strong_20_Emphasis"><text:span text:style-name="T161">C</text:span></text:span><text:span text:style-name="Strong_20_Emphasis"><text:span text:style-name="T160">hecklist voor </text:span></text:span><text:span text:style-name="Strong_20_Emphasis"><text:span text:style-name="T162">de installatie</text:span></text:span><text:span text:style-name="Strong_20_Emphasis"><text:span text:style-name="T160"> van </text:span></text:span><text:span text:style-name="Strong_20_Emphasis"><text:span text:style-name="T160"><text:user-field-get text:name="Distro">Ubuntu</text:user-field-get></text:span></text:span><text:span text:style-name="Strong_20_Emphasis"><text:span text:style-name="T160"><text:s/></text:span></text:span><text:span text:style-name="Strong_20_Emphasis"><text:span text:style-name="T168"><text:user-field-get text:name="Version">22.04</text:user-field-get></text:span></text:span><text:span text:style-name="Strong_20_Emphasis"><text:span text:style-name="T164"><text:s/></text:span></text:span><text:span text:style-name="Strong_20_Emphasis"><text:span text:style-name="T165">LTS</text:span></text:span><text:span text:style-name="Strong_20_Emphasis"><text:span text:style-name="T165"><text:note text:id="ftn1" text:note-class="footnote"><text:note-citation>1</text:note-citation><text:note-body><text:p text:style-name="P71"><text:span text:style-name="T197">LTS</text:span><text:span text:style-name="T205"> </text:span><text:span text:style-name="T206">staat voor</text:span><text:span text:style-name="T204"> </text:span><text:span text:style-name="T197">Long-Term Support, langetermijnondersteuning, </text:span><text:span text:style-name="T207">en </text:span><text:span text:style-name="T208">d</text:span><text:span text:style-name="T207">eze </text:span><text:span text:style-name="Strong_20_Emphasis"><text:span text:style-name="T212"><text:user-field-get text:name="Distro">Ubuntu</text:user-field-get></text:span></text:span><text:span text:style-name="T207"><text:s/></text:span><text:span text:style-name="T213"><text:user-field-get text:name="Version">22.04</text:user-field-get></text:span><text:span text:style-name="T213"><text:s/></text:span><text:span text:style-name="T207">LTS </text:span><text:span text:style-name="Strong_20_Emphasis"><text:span text:style-name="T214"><text:user-field-get text:name="Edition">Server</text:user-field-get></text:span></text:span><text:span text:style-name="T207"><text:s/></text:span><text:span text:style-name="T209">(codenaam </text:span><text:span text:style-name="T211">j</text:span><text:span text:style-name="T283">ammy</text:span><text:span text:style-name="T209">) </text:span><text:span text:style-name="T206">van</text:span><text:span text:style-name="T203"> </text:span><text:span text:style-name="T201">april</text:span><text:span text:style-name="T199"> </text:span><text:span text:style-name="Strong_20_Emphasis"><text:span text:style-name="T93"><text:user-field-get style:data-style-name="N0" text:name="Releaseyear">2022</text:user-field-get></text:span></text:span><text:span text:style-name="T201"><text:s/></text:span><text:span text:style-name="T197">wordt </text:span><text:span text:style-name="T198">vijf</text:span><text:span text:style-name="T197"> jaar onder</text:span><text:span text:style-name="T210">steund</text:span><text:span text:style-name="T202"> </text:span><text:span text:style-name="T197">tot </text:span><text:span text:style-name="T201">april</text:span><text:span text:style-name="T196"> </text:span><text:span text:style-name="T197">202</text:span><text:span text:style-name="T201">7</text:span><text:span text:style-name="T200">.</text:span></text:p></text:note-body></text:note></text:span></text:span><text:span text:style-name="Strong_20_Emphasis"><text:span text:style-name="T166"> </text:span></text:span><text:span text:style-name="Strong_20_Emphasis"><text:span text:style-name="T167"><text:user-field-get text:name="Edition">Server</text:user-field-get></text:span></text:span><text:span text:style-name="Strong_20_Emphasis"><text:span text:style-name="T163">.</text:span></text:span></text:p>
      <text:p text:style-name="P17"/>
      <text:p text:style-name="P14"><text:span text:style-name="T21">Vul </text:span><text:span text:style-name="T20">achter</text:span><text:span text:style-name="T15"> de </text:span><text:span text:style-name="Definition"><text:span text:style-name="T286">ONDERSTREEPTE</text:span></text:span><text:span text:style-name="T1"> </text:span><text:span text:style-name="T16">woorden</text:span><text:span text:style-name="T15"> het</text:span><text:span text:style-name="Strong_20_Emphasis"><text:span text:style-name="T219"> </text:span></text:span><text:span text:style-name="Strong_20_Emphasis"><text:span text:style-name="T220">tekstvak</text:span></text:span><text:span text:style-name="T16"> </text:span><text:span text:style-name="T21">in,</text:span><text:span text:style-name="T16"> </text:span><text:span text:style-name="T239">zie </text:span><text:span text:style-name="T271">[</text:span><text:span text:style-name="T239">toelichting</text:span><text:span text:style-name="T271">]</text:span><text:span text:style-name="T16">:</text:span></text:p>
      <text:p text:style-name="P2"><text:span text:style-name="Definition"><text:span text:style-name="T25">GEBRUIKER</text:span></text:span><text:span text:style-name="T246"><text:tab/><text:tab/></text:span><text:span text:style-name="T270"> <text:tab/><text:tab/></text:span><text:span text:style-name="T247"><draw:control text:anchor-type="as-char" svg:y="-0.429cm" draw:z-index="6" draw:name="Gebruiker" draw:style-name="gr2" draw:text-style-name="P84" svg:width="6.002cm" svg:height="0.6cm" draw:control="control7"><svg:title>Gebruiker</svg:title><svg:desc>Volledige naam, bijv. Jan Stek</svg:desc></draw:control></text:span><text:span text:style-name="T247"><text:tab/></text:span><text:span text:style-name="T248">[</text:span><text:span text:style-name="T242">volledige naam, bijv. </text:span><text:span text:style-name="T243">J</text:span><text:span text:style-name="T268">a</text:span><text:span text:style-name="T243">n </text:span><text:span text:style-name="T268">Jansen</text:span><text:span text:style-name="T269">]</text:span></text:p>
      <text:p text:style-name="P59"><text:span text:style-name="Definition"><text:span text:style-name="T241">g</text:span></text:span><text:span text:style-name="Definition">ebruikersnaam</text:span><text:span text:style-name="T240"><text:tab/></text:span><text:span text:style-name="T240"><draw:control text:anchor-type="as-char" svg:y="-0.429cm" draw:z-index="16" draw:name="Gberuikersnaam 2" draw:style-name="gr2" draw:text-style-name="P84" svg:width="6.002cm" svg:height="0.6cm" draw:control="control17"><svg:title>Gebruikersnaam</svg:title><svg:desc>Korte naam, bijv. jan</svg:desc></draw:control></text:span><text:span text:style-name="T240"><text:tab/></text:span><text:span text:style-name="T9">[</text:span><text:span text:style-name="T8">korte naam, bijv. </text:span><text:span text:style-name="T174">j</text:span><text:span text:style-name="T175">a</text:span><text:span text:style-name="T174">n</text:span><text:span text:style-name="T176">]</text:span></text:p>
      <text:p text:style-name="P5"><text:span text:style-name="Definition"><text:span text:style-name="T288">servernaam</text:span></text:span><text:span text:style-name="T249"><text:tab/><text:tab/><text:tab/></text:span><draw:control text:anchor-type="as-char" svg:y="-0.429cm" draw:z-index="7" draw:name="Computernaam" draw:style-name="gr2" draw:text-style-name="P84" svg:width="6.002cm" svg:height="0.6cm" draw:control="control8"><svg:title>Computernaam</svg:title><svg:desc>Unieke naam van de computer</svg:desc></draw:control><text:tab/><text:span text:style-name="T255">[</text:span><text:span text:style-name="T251">naam van de </text:span><text:span text:style-name="T256">server</text:span><text:span text:style-name="T252">, </text:span><text:span text:style-name="T253">bijv. </text:span><text:span text:style-name="T256">sv</text:span><text:span text:style-name="T254">02</text:span><text:span text:style-name="T255">]</text:span></text:p>
      <text:p text:style-name="P1"><text:span text:style-name="Definition">OPSTARTMEnU</text:span><text:span text:style-name="T247"><text:tab/><text:tab/><text:tab/></text:span><text:span text:style-name="T247"><draw:control text:anchor-type="as-char" svg:y="-0.429cm" draw:z-index="8" draw:name="Opstartmenu" draw:style-name="gr2" draw:text-style-name="P84" svg:width="6.002cm" svg:height="0.6cm" draw:control="control9"><svg:title>Opstartmenu</svg:title><svg:desc>Toets voor het opstartmenu ("bootmenu")</svg:desc></draw:control></text:span><text:span text:style-name="T247"><text:tab/></text:span><text:span text:style-name="T255">[</text:span><text:span text:style-name="T251">to</text:span><text:span text:style-name="T257">ets voor het opstartmedium</text:span><text:span text:style-name="T258">]</text:span></text:p>
      <text:p text:style-name="P4"><text:span text:style-name="Definition"><text:span text:style-name="T250">INSTELLINGE</text:span></text:span><text:span text:style-name="Definition">N</text:span><text:span text:style-name="T250"> <text:tab/><text:tab/><text:tab/></text:span><text:span text:style-name="T250"><draw:control text:anchor-type="as-char" svg:y="-0.429cm" draw:z-index="5" draw:name="Instellingen" draw:style-name="gr2" draw:text-style-name="P84" svg:width="6.002cm" svg:height="0.6cm" draw:control="control6"><svg:title>Instellingen</svg:title><svg:desc>Toets voor het BIOS/UEFI-scherm ("setup")</svg:desc></draw:control></text:span><text:span text:style-name="T250"><text:tab/></text:span><text:span text:style-name="T255">[</text:span><text:span text:style-name="T251">toets voor het UEFI-BIOS-scherm</text:span><text:span text:style-name="T255">]</text:span></text:p>
      <text:p text:style-name="P3"><text:span text:style-name="Definition"><text:span text:style-name="T260">GEBRUIKER2</text:span></text:span><text:span text:style-name="T259"><text:tab/></text:span><text:span text:style-name="T270"> <text:tab/><text:tab/></text:span><text:span text:style-name="T247"><draw:control text:anchor-type="as-char" svg:y="-0.429cm" draw:z-index="13" draw:name="Gebruiker 1" draw:style-name="gr2" draw:text-style-name="P84" svg:width="6.002cm" svg:height="0.6cm" draw:control="control14"><svg:title>Gebruiker</svg:title><svg:desc>Volledige naam, bijv. Jan Stek</svg:desc></draw:control></text:span><text:span text:style-name="T247"><text:tab/></text:span><text:span text:style-name="T248">[</text:span><text:span text:style-name="T242">volledige naam </text:span><text:span text:style-name="T244">evt. 2</text:span><text:span text:style-name="T272">e</text:span><text:span text:style-name="T244"> gebruiker</text:span><text:span text:style-name="T245">]</text:span></text:p>
      <text:p text:style-name="P52"><text:span text:style-name="Definition"><text:span text:style-name="T260">GEBRUIKERSN</text:span></text:span><text:span text:style-name="Definition"><text:span text:style-name="T261">aa</text:span></text:span><text:span text:style-name="Definition"><text:span text:style-name="T260">M2</text:span></text:span><text:span text:style-name="Definition"><text:span text:style-name="T264"><text:tab/></text:span></text:span><text:span text:style-name="T240"><draw:control text:anchor-type="as-char" svg:y="-0.429cm" draw:z-index="14" draw:name="Gberuikersnaam 1" draw:style-name="gr2" draw:text-style-name="P84" svg:width="6.002cm" svg:height="0.6cm" draw:control="control15"><svg:title>Gebruikersnaam</svg:title><svg:desc>Korte naam, bijv. jan</svg:desc></draw:control></text:span><text:span text:style-name="T240"><text:tab/></text:span><text:span text:style-name="T263">[</text:span><text:span text:style-name="T262">korte naam</text:span><text:span text:style-name="T265"> </text:span><text:span text:style-name="T266">evt. 2</text:span><text:span text:style-name="T273">e</text:span><text:span text:style-name="T266"> gebruiker</text:span><text:span text:style-name="T267">]</text:span></text:p>
      <text:p text:style-name="P6"><text:span text:style-name="T177">Vervang </text:span><text:span text:style-name="T181">de</text:span><text:span text:style-name="T177"> </text:span><text:span text:style-name="Definition"><text:span text:style-name="T26">ONDERSTREEPTE</text:span></text:span><text:span text:style-name="T177"> </text:span><text:span text:style-name="T178">woorden </text:span><text:span text:style-name="T177">in deze checklist door </text:span><text:span text:style-name="T181">d</text:span><text:span text:style-name="T182">i</text:span><text:span text:style-name="T181">e </text:span><text:span text:style-name="T180">in </text:span><text:span text:style-name="T182">het</text:span><text:span text:style-name="Strong_20_Emphasis"><text:span text:style-name="T53"> </text:span></text:span><text:span text:style-name="Strong_20_Emphasis"><text:span text:style-name="T68">tekstvak</text:span></text:span><text:span text:style-name="T177">.</text:span></text:p>
      <text:p text:style-name="P38"/>
      <text:p text:style-name="P38"/>
      <text:p text:style-name="P7"><text:span text:style-name="T187">Nieuwe installatie?</text:span><text:span text:style-name="T179"><text:tab/></text:span><text:span text:style-name="T184"></text:span><text:span text:style-name="T186"><text:tab/></text:span><text:span text:style-name="T185">B</text:span><text:span text:style-name="T179">egin bij hoofdstuk </text:span><text:span text:style-name="T187"><text:bookmark-ref text:reference-format="page" text:ref-name="__RefNumPara__4009_1271708128">2</text:bookmark-ref></text:span><text:span text:style-name="T179"><text:s text:c="2"/></text:span><text:span text:style-name="T188"><text:bookmark-ref text:reference-format="text" text:ref-name="__RefNumPara__4009_1271708128">Installatie uitvoerenServer</text:bookmark-ref></text:span><text:span text:style-name="T183">.</text:span></text:p>
      <text:p text:style-name="P24"/>
      <text:p text:style-name="P24"/>
      <text:list xml:id="list2057376061" text:style-name="L1">
        <text:list-item>
          <text:p text:style-name="P80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72"><draw:control text:anchor-type="as-char" draw:z-index="11" draw:name="Vorm3_0" draw:style-name="gr1" draw:text-style-name="P8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72"><draw:control text:anchor-type="as-char" draw:z-index="18" draw:name="Vorm3_ 2" draw:style-name="gr1" draw:text-style-name="P83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45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0"><text:span text:style-name="User_20_Entry"><text:span text:style-name="T92">E</text:span></text:span><text:span text:style-name="User_20_Entry"><text:span text:style-name="T140">v</text:span></text:span><text:span text:style-name="User_20_Entry"><text:span text:style-name="T141">en</text:span></text:span><text:span text:style-name="User_20_Entry"><text:span text:style-name="T143">t</text:span></text:span><text:span text:style-name="User_20_Entry"><text:span text:style-name="T144">uele </text:span></text:span><text:span text:style-name="User_20_Entry"><text:span text:style-name="T145">extra </text:span></text:span><text:span text:style-name="Definition"><text:span text:style-name="T284">gebruiker</text:span></text:span><text:span text:style-name="User_20_Entry"><text:span text:style-name="T127">s</text:span></text:span><text:span text:style-name="User_20_Entry"><text:span text:style-name="T145"> aanmelden </text:span></text:span><text:span text:style-name="User_20_Entry"><text:span text:style-name="T146">en dezelfde stappen uitvoeren</text:span></text:span><text:span text:style-name="User_20_Entry"><text:span text:style-name="T142">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73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73"><draw:control text:anchor-type="as-char" draw:z-index="19" draw:name="Vorm 2" draw:style-name="gr1" draw:text-style-name="P83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47">Installeer </text:span></text:span><text:span text:style-name="Strong_20_Emphasis"><text:span text:style-name="T67">pakket kz</text:span></text:span><text:span text:style-name="Strong_20_Emphasis"><text:span text:style-name="T67"><text:note text:id="ftn3" text:note-class="footnote"><text:note-citation>3</text:note-citation><text:note-body><text:p text:style-name="P58"><text:span text:style-name="T281">Debian-</text:span><text:span text:style-name="T282">p</text:span>akket kz plaatst documenten en scripts van Karel Zimmer <text:span text:style-name="T280">(zie </text:span><text:a xlink:type="simple" xlink:href="https://karelzimmer.nl/" text:style-name="Internet_20_link" text:visited-style-name="Visited_20_Internet_20_Link"><text:span text:style-name="Strong_20_Emphasis"><text:span text:style-name="T275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67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7"/></text:span></text:p>
          </table:table-cell>
          <table:table-cell table:style-name="_31_._5f_Installatie_5f_voorbereiden.D4" office:value-type="string">
            <text:p text:style-name="P74"><text:span text:style-name="T5">Typ </text:span><text:span text:style-name="Strong_20_Emphasis"><text:span text:style-name="T49">'</text:span></text:span><text:span text:style-name="User_20_Entry"><text:span text:style-name="T29">wget karelzimmer.nl/</text:span></text:span><text:span text:style-name="User_20_Entry"><text:span text:style-name="T30">kz; </text:span></text:span><text:span text:style-name="User_20_Entry"><text:span text:style-name="T33">bash</text:span></text:span><text:span text:style-name="User_20_Entry"><text:span text:style-name="T32"> kz</text:span></text:span><text:span text:style-name="Strong_20_Emphasis"><text:span text:style-name="T49">'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46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73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73"><draw:control text:anchor-type="as-char" draw:z-index="20" draw:name="Vorm 7" draw:style-name="gr1" draw:text-style-name="P83" svg:width="0.35cm" svg:height="0.35cm" draw:control="control21"/></text:span></text:span></text:p>
          </table:table-cell>
          <table:table-cell table:style-name="_31_._5f_Installatie_5f_voorbereiden.D7" office:value-type="string">
            <text:p text:style-name="P45"><text:span text:style-name="Strong_20_Emphasis"><text:span text:style-name="T5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8" office:value-type="string">
            <text:p text:style-name="P74"><text:span text:style-name="Strong_20_Emphasis"><text:span text:style-name="T70">Typ </text:span></text:span><text:span text:style-name="Strong_20_Emphasis"><text:span text:style-name="T49">'</text:span></text:span><text:span text:style-name="User_20_Entry"><text:span text:style-name="T30">kz </text:span></text:span><text:span text:style-name="User_20_Entry"><text:span text:style-name="T31">menu</text:span></text:span><text:span text:style-name="Strong_20_Emphasis"><text:span text:style-name="T49">'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7"/></text:span></text:p>
          </table:table-cell>
          <table:table-cell table:style-name="_31_._5f_Installatie_5f_voorbereiden.D9" office:value-type="string">
            <text:p text:style-name="P82"><text:span text:style-name="Strong_20_Emphasis"><text:span text:style-name="T71">Selecteer</text:span></text:span><text:span text:style-name="Strong_20_Emphasis"><text:span text:style-name="T51"> </text:span></text:span><text:span text:style-name="Strong_20_Emphasis"><text:span text:style-name="T80">1 - Installatie voorbereiden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0" office:value-type="string">
            <text:p text:style-name="P47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10"/>
      <text:list xml:id="list191016921216294" text:continue-numbering="true" text:style-name="L1">
        <text:list-item>
          <text:p text:style-name="P79"><text:bookmark-start text:name="__RefNumPara__4009_1271708128"/><text:span text:style-name="Strong_20_Emphasis"><text:span text:style-name="T189">Installatie uitvoeren</text:span></text:span><text:span text:style-name="Strong_20_Emphasis"><text:span text:style-name="T189"><text:user-field-get text:name="Edition">Server</text:user-field-get>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73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2"><text:span text:style-name="T191">Start de computer op vanaf </text:span><text:span text:style-name="T194">een </text:span><text:span text:style-name="Strong_20_Emphasis"><text:span text:style-name="T172"><text:user-field-get text:name="Distro">Ubuntu</text:user-field-get></text:span></text:span><text:span text:style-name="T190"><text:s/></text:span><text:span text:style-name="T173"><text:user-field-get text:name="Version">22.04</text:user-field-get></text:span><text:span text:style-name="T85"><text:s/></text:span><text:span text:style-name="T88">L</text:span><text:span text:style-name="T89">T</text:span><text:span text:style-name="T88">S </text:span><text:span text:style-name="Strong_20_Emphasis"><text:span text:style-name="T84"><text:user-field-get text:name="Edition">Server</text:user-field-get></text:span></text:span><text:span text:style-name="Strong_20_Emphasis"><text:span text:style-name="T84"><text:s/></text:span></text:span><text:span text:style-name="T85">Live</text:span><text:span text:style-name="T85"><text:note text:id="ftn4" text:note-class="footnote"><text:note-citation>1</text:note-citation><text:note-body><text:p text:style-name="P75"><text:span text:style-name="T274">Vanaf een </text:span><text:span text:style-name="T289">L</text:span><text:span text:style-name="T274">ive </text:span><text:span text:style-name="T290">USB</text:span><text:span text:style-name="T278">-stick </text:span><text:span text:style-name="T279">(</text:span><text:span text:style-name="T278">of </text:span><text:span text:style-name="T290">DVD</text:span><text:span text:style-name="T279">)</text:span><text:span text:style-name="T23"> </text:span><text:span text:style-name="T274">kunt u opstarten en </text:span><text:span text:style-name="T17">met </text:span><text:span text:style-name="Strong_20_Emphasis"><text:span text:style-name="T212"><text:user-field-get text:name="Distro">Ubuntu</text:user-field-get></text:span></text:span><text:span text:style-name="Strong_20_Emphasis"><text:span text:style-name="T212"><text:s/></text:span></text:span><text:span text:style-name="T274">werken zonder enige bestanden op de harde schijf te wijzigen en maakt ook installatie van </text:span><text:span text:style-name="Strong_20_Emphasis"><text:span text:style-name="T212"><text:user-field-get text:name="Distro">Ubuntu</text:user-field-get></text:span></text:span><text:span text:style-name="Strong_20_Emphasis"><text:span text:style-name="T212"><text:s/></text:span></text:span><text:span text:style-name="T274">mogelijk.</text:span></text:p></text:note-body></text:note></text:span><text:span text:style-name="T85"> </text:span><text:span text:style-name="T90">USB</text:span><text:span text:style-name="T86">-stick</text:span><text:span text:style-name="T86"><text:note text:id="ftn5" text:note-class="footnote"><text:note-citation>2</text:note-citation><text:note-body><text:p text:style-name="P57"><text:span text:style-name="Strong_20_Emphasis"><text:span text:style-name="T122">In een grafische werkomgeving:<text:line-break/></text:span></text:span><text:span text:style-name="Strong_20_Emphasis"><text:span text:style-name="T94">Download </text:span></text:span><text:span text:style-name="Strong_20_Emphasis"><text:span text:style-name="T95">een </text:span></text:span><text:span text:style-name="Strong_20_Emphasis"><text:span text:style-name="T96">cd</text:span></text:span><text:span text:style-name="Strong_20_Emphasis"><text:span text:style-name="T123">-beeldbestand</text:span></text:span><text:span text:style-name="Strong_20_Emphasis"><text:span text:style-name="T97"> </text:span></text:span><text:span text:style-name="Strong_20_Emphasis"><text:span text:style-name="T98">(.iso) </text:span></text:span><text:span text:style-name="Strong_20_Emphasis"><text:span text:style-name="T97">vanaf </text:span></text:span><text:a xlink:type="simple" xlink:href="https://nl.releases.ubuntu.com/" text:style-name="Internet_20_link" text:visited-style-name="Visited_20_Internet_20_Link"><text:span text:style-name="Strong_20_Emphasis"><text:span text:style-name="T276">nl.releases.ubuntu.com</text:span></text:span></text:a><text:span text:style-name="Strong_20_Emphasis"><text:span text:style-name="T97">, </text:span></text:span><text:span text:style-name="Strong_20_Emphasis"><text:span text:style-name="T99">klik op</text:span></text:span><text:span text:style-name="Strong_20_Emphasis"><text:span text:style-name="T100"> </text:span></text:span><text:span text:style-name="Strong_20_Emphasis"><text:span text:style-name="T130">Ubuntu 2</text:span></text:span><text:span text:style-name="Strong_20_Emphasis"><text:span text:style-name="T131">2</text:span></text:span><text:span text:style-name="Strong_20_Emphasis"><text:span text:style-name="T130">.04... LTS (Jammy Jellyfish)</text:span></text:span><text:span text:style-name="Strong_20_Emphasis"><text:span text:style-name="T100">, </text:span></text:span><text:span text:style-name="Strong_20_Emphasis"><text:span text:style-name="T101">en </text:span></text:span><text:span text:style-name="Strong_20_Emphasis"><text:span text:style-name="T99">klik </text:span></text:span><text:span text:style-name="Strong_20_Emphasis"><text:span text:style-name="T101">vervolgens </text:span></text:span><text:span text:style-name="Strong_20_Emphasis"><text:span text:style-name="T102">achter</text:span></text:span><text:span text:style-name="Strong_20_Emphasis"><text:span text:style-name="T101"> </text:span></text:span><text:span text:style-name="Strong_20_Emphasis"><text:span text:style-name="T136">Server install</text:span></text:span><text:span text:style-name="Strong_20_Emphasis"><text:span text:style-name="T132"> image</text:span></text:span><text:span text:style-name="Strong_20_Emphasis"><text:span text:style-name="T101"> </text:span></text:span><text:span text:style-name="Strong_20_Emphasis"><text:span text:style-name="T102">op </text:span></text:span><text:span text:style-name="Strong_20_Emphasis"><text:span text:style-name="T128">64-bit PC (AMD64) </text:span></text:span><text:span text:style-name="Strong_20_Emphasis"><text:span text:style-name="T129">server install</text:span></text:span><text:span text:style-name="Strong_20_Emphasis"><text:span text:style-name="T128"> image</text:span></text:span><text:span text:style-name="Strong_20_Emphasis"><text:span text:style-name="T126">.</text:span></text:span><text:span text:style-name="Strong_20_Emphasis"><text:span text:style-name="T101"><text:line-break/></text:span></text:span><text:span text:style-name="Strong_20_Emphasis"><text:span text:style-name="T99">P</text:span></text:span><text:span text:style-name="Strong_20_Emphasis"><text:span text:style-name="T94">laats </text:span></text:span><text:span text:style-name="Strong_20_Emphasis"><text:span text:style-name="T95">een </text:span></text:span><text:span text:style-name="Strong_20_Emphasis"><text:span text:style-name="T96">usb</text:span></text:span><text:span text:style-name="Strong_20_Emphasis"><text:span text:style-name="T95">-stick </text:span></text:span><text:span text:style-name="Strong_20_Emphasis"><text:span text:style-name="T124">va</text:span></text:span><text:span text:style-name="Strong_20_Emphasis"><text:span text:style-name="T103">n </text:span></text:span><text:span text:style-name="Strong_20_Emphasis"><text:span text:style-name="T104">min</text:span></text:span><text:span text:style-name="Strong_20_Emphasis"><text:span text:style-name="T105">imaal</text:span></text:span><text:span text:style-name="Strong_20_Emphasis"><text:span text:style-name="T104"> </text:span></text:span><text:span text:style-name="Strong_20_Emphasis"><text:span text:style-name="T106">4</text:span></text:span><text:span text:style-name="Strong_20_Emphasis"><text:span text:style-name="T104"> GB. <text:line-break/></text:span></text:span><text:span text:style-name="Strong_20_Emphasis"><text:span text:style-name="T125">Zoek</text:span></text:span><text:span text:style-name="Strong_20_Emphasis"><text:span text:style-name="T104"> </text:span></text:span><text:span text:style-name="Strong_20_Emphasis"><text:span text:style-name="T133">s</text:span></text:span><text:span text:style-name="Strong_20_Emphasis"><text:span text:style-name="T134">ch</text:span></text:span><text:span text:style-name="Strong_20_Emphasis"><text:span text:style-name="T104"> en klik op het pictogram van</text:span></text:span><text:span text:style-name="Strong_20_Emphasis"><text:span text:style-name="T107"> </text:span></text:span><text:span text:style-name="Strong_20_Emphasis"><text:span text:style-name="T137">Schijven</text:span></text:span><text:span text:style-name="Strong_20_Emphasis"><text:span text:style-name="T108">. Selecteer de </text:span></text:span><text:span text:style-name="Strong_20_Emphasis"><text:span text:style-name="T109">usb</text:span></text:span><text:span text:style-name="Strong_20_Emphasis"><text:span text:style-name="T108">-stick in de lijst van schijven aan de linkerkant en klik rechtsboven op </text:span></text:span><text:span text:style-name="Strong_20_Emphasis"><text:span text:style-name="T135">Schijfinstellingen</text:span></text:span><text:span text:style-name="Strong_20_Emphasis"><text:span text:style-name="T108"> </text:span></text:span><text:span text:style-name="Strong_20_Emphasis"><text:span text:style-name="T135">⋮</text:span></text:span><text:span text:style-name="Strong_20_Emphasis"><text:span text:style-name="T108"> (icoontje met de drie puntjes).</text:span></text:span></text:p><text:p text:style-name="P54"><text:span text:style-name="Strong_20_Emphasis"><text:span text:style-name="T108"><text:tab/>Kies </text:span></text:span><text:span text:style-name="Strong_20_Emphasis"><text:span text:style-name="T135">Schijfkopie terugzetten</text:span></text:span><text:span text:style-name="Strong_20_Emphasis"><text:span text:style-name="T108"> en selecteer </text:span></text:span><text:span text:style-name="Strong_20_Emphasis"><text:span text:style-name="T110">het net</text:span></text:span><text:span text:style-name="Strong_20_Emphasis"><text:span text:style-name="T111"> gedownloade </text:span></text:span><text:span text:style-name="Strong_20_Emphasis"><text:span text:style-name="T112">cd</text:span></text:span><text:span text:style-name="T18">-beeldbestand </text:span><text:span text:style-name="T19">(.iso)</text:span><text:span text:style-name="Strong_20_Emphasis"><text:span text:style-name="T111">.</text:span></text:span></text:p><text:p text:style-name="P56"><text:span text:style-name="Strong_20_Emphasis"><text:span text:style-name="T108"><text:tab/>Klik op </text:span></text:span><text:span text:style-name="Strong_20_Emphasis"><text:span text:style-name="T135">Terugzetten starten</text:span></text:span><text:span text:style-name="Strong_20_Emphasis"><text:span text:style-name="T108"> en vervolgens op </text:span></text:span><text:span text:style-name="Strong_20_Emphasis"><text:span text:style-name="T135">Terugzetten</text:span></text:span><text:span text:style-name="Strong_20_Emphasis"><text:span text:style-name="T113">.<text:line-break/></text:span></text:span><text:span text:style-name="Strong_20_Emphasis"><text:span text:style-name="T114">O</text:span></text:span><text:span text:style-name="Strong_20_Emphasis"><text:span text:style-name="T95">f </text:span></text:span><text:span text:style-name="Strong_20_Emphasis"><text:span text:style-name="T115">gebruik </text:span></text:span><text:span text:style-name="Strong_20_Emphasis"><text:span text:style-name="T116">het programma </text:span></text:span><text:span text:style-name="Strong_20_Emphasis"><text:span text:style-name="T138">Etche</text:span></text:span><text:span text:style-name="Strong_20_Emphasis"><text:span text:style-name="T139">r</text:span></text:span><text:span text:style-name="Strong_20_Emphasis"><text:span text:style-name="T116"> </text:span></text:span><text:span text:style-name="Strong_20_Emphasis"><text:span text:style-name="T117">(</text:span></text:span><text:a xlink:type="simple" xlink:href="https://www.balena.io/etcher/" text:style-name="Internet_20_link" text:visited-style-name="Visited_20_Internet_20_Link"><text:span text:style-name="Strong_20_Emphasis"><text:span text:style-name="T277">etcher.io</text:span></text:span></text:a><text:span text:style-name="Strong_20_Emphasis"><text:span text:style-name="T117">) </text:span></text:span><text:span text:style-name="Strong_20_Emphasis"><text:span text:style-name="T118">dat </text:span></text:span><text:span text:style-name="Strong_20_Emphasis"><text:span text:style-name="T95">beschikbaar </text:span></text:span><text:span text:style-name="Strong_20_Emphasis"><text:span text:style-name="T118">is </text:span></text:span><text:span text:style-name="Strong_20_Emphasis"><text:span text:style-name="T95">voor </text:span></text:span><text:span text:style-name="Strong_20_Emphasis"><text:span text:style-name="T108">Windows, </text:span></text:span><text:span text:style-name="Strong_20_Emphasis"><text:span text:style-name="T119">mac</text:span></text:span><text:span text:style-name="Strong_20_Emphasis"><text:span text:style-name="T120">OS</text:span></text:span><text:span text:style-name="Strong_20_Emphasis"><text:span text:style-name="T116">, </text:span></text:span><text:span text:style-name="Strong_20_Emphasis"><text:span text:style-name="T117">en </text:span></text:span><text:span text:style-name="Strong_20_Emphasis"><text:span text:style-name="T116">Linux</text:span></text:span><text:span text:style-name="Strong_20_Emphasis"><text:span text:style-name="T121">.</text:span></text:span></text:p></text:note-body></text:note></text:span><text:span text:style-name="T85"> </text:span><text:span text:style-name="T87">of </text:span><text:span text:style-name="T90">DVD</text:span><text:span text:style-name="T87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" office:value-type="string">
            <text:p text:style-name="P35"><text:span text:style-name="T148">Opstart/</text:span><text:span text:style-name="T149">bootmenu</text:span><text:span text:style-name="T148"> </text:span><text:span text:style-name="T147">via </text:span><text:span text:style-name="Definition"><text:span text:style-name="T287">opstartmenu</text:span></text:span><text:span text:style-name="T147"> </text:span><text:span text:style-name="T150">en</text:span><text:span text:style-name="T147"> </text:span><text:span text:style-name="T148">instellingen/</text:span><text:span text:style-name="T149">setup</text:span><text:span text:style-name="T147"> via </text:span><text:span text:style-name="Definition"><text:span text:style-name="T7">instellingen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47"/></text:span></text:p>
          </table:table-cell>
          <table:table-cell table:style-name="_32_._5f_Installatie_5f_uitvoeren.C3" office:value-type="string">
            <text:p text:style-name="P78"><text:span text:style-name="Strong_20_Emphasis"><text:span text:style-name="T71">Selecteer</text:span></text:span><text:span text:style-name="Strong_20_Emphasis"><text:span text:style-name="T44"> </text:span></text:span><text:span text:style-name="Strong_20_Emphasis"><text:span text:style-name="T76">Try or Install Ubuntu </text:span></text:span><text:span text:style-name="Strong_20_Emphasis"><text:span text:style-name="T77">Server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5" office:value-type="string">
            <text:p text:style-name="P49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installatie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5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91"><draw:control text:anchor-type="as-char" draw:z-index="17" draw:name="Vorm 6" draw:style-name="gr1" draw:text-style-name="P83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23"><text:span text:style-name="T192">Kies</text:span><text:span text:style-name="T193"> </text:span><text:span text:style-name="T195">Nederlands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47"><draw:control text:anchor-type="as-char" draw:z-index="15" draw:name="Vorm 1" draw:style-name="gr1" draw:text-style-name="P83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30">Bij</text:span><text:span text:style-name="T222"> </text:span><text:span text:style-name="Strong_20_Emphasis"><text:span text:style-name="T228">Profile setup</text:span></text:span><text:span text:style-name="T222">: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0" office:value-type="string">
            <text:p text:style-name="P16"><text:span text:style-name="T227">V</text:span><text:span text:style-name="T223">ul </text:span><text:span text:style-name="T224">in </text:span><text:span text:style-name="Strong_20_Emphasis"><text:span text:style-name="T228">Your</text:span></text:span><text:span text:style-name="Strong_20_Emphasis"><text:span text:style-name="T225"> n</text:span></text:span><text:span text:style-name="Strong_20_Emphasis"><text:span text:style-name="T226">a</text:span></text:span><text:span text:style-name="Strong_20_Emphasis"><text:span text:style-name="T228">me</text:span></text:span><text:span text:style-name="Strong_20_Emphasis"><text:span text:style-name="T216"> </text:span></text:span><text:span text:style-name="Definition"><text:span text:style-name="T4">gebruiker</text:span></text:span><text:span text:style-name="Strong_20_Emphasis"><text:span text:style-name="T217">, <text:line-break/></text:span></text:span><text:span text:style-name="Strong_20_Emphasis"><text:span text:style-name="T228">Your server</text:span></text:span><text:span text:style-name="Strong_20_Emphasis"><text:span text:style-name="T231">'</text:span></text:span><text:span text:style-name="Strong_20_Emphasis"><text:span text:style-name="T232">s name</text:span></text:span><text:span text:style-name="Definition"><text:span text:style-name="T14"> </text:span></text:span><text:span text:style-name="Definition"><text:span text:style-name="T6">serv</text:span></text:span><text:span text:style-name="Definition"><text:span text:style-name="T4">ernaam</text:span></text:span><text:span text:style-name="Strong_20_Emphasis"><text:span text:style-name="T216">,<text:line-break/></text:span></text:span><text:span text:style-name="Strong_20_Emphasis"><text:span text:style-name="T229">Pick a username</text:span></text:span><text:span text:style-name="Strong_20_Emphasis"><text:span text:style-name="T216"> </text:span></text:span><text:span text:style-name="Definition"><text:span text:style-name="T4">gebruikersnaam</text:span></text:span><text:span text:style-name="Strong_20_Emphasis"><text:span text:style-name="T216">,<text:line-break/></text:span></text:span><text:span text:style-name="Strong_20_Emphasis"><text:span text:style-name="T218">g</text:span></text:span><text:span text:style-name="Strong_20_Emphasis"><text:span text:style-name="T215">eef tweemaal een </text:span></text:span><text:span text:style-name="Strong_20_Emphasis"><text:span text:style-name="T221">wachtwoord</text:span></text:span><text:span text:style-name="Strong_20_Emphasis"><text:span text:style-name="T215">.</text:span></text:span></text:p>
          </table:table-cell>
        </table:table-row>
      </table:table>
      <text:p text:style-name="P39"><text:span text:style-name="Strong_20_Emphasis"><text:span text:style-name="T74"/></text:span></text:p>
      <text:list xml:id="list191016994500639" text:continue-numbering="true" text:style-name="L1">
        <text:list-item>
          <text:p text:style-name="P77"><text:span text:style-name="Strong_20_Emphasis"><text:span text:style-name="T78">Installatie </text:span></text:span><text:span text:style-name="Strong_20_Emphasis"><text:span text:style-name="T79">afronden</text:span></text:span></text:p>
        </text:list-item>
      </text:list>
      <text:p text:style-name="P40"><text:span text:style-name="Strong_20_Emphasis"><text:span text:style-name="T4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73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42">Aanmelden als </text:span></text:span><text:span text:style-name="Definition"><text:span text:style-name="T10">gebruiker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69"><text:span text:style-name="Strong_20_Emphasis"><text:span text:style-name="T75"/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73"><draw:control text:anchor-type="as-char" draw:z-index="9" draw:name="Vorm4_1" draw:style-name="gr1" draw:text-style-name="P83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0"><text:span text:style-name="Strong_20_Emphasis"><text:span text:style-name="T47">Installeer </text:span></text:span><text:span text:style-name="Strong_20_Emphasis"><text:span text:style-name="T67">pakket kz</text:span></text:span><text:span text:style-name="Strong_20_Emphasis"><text:span text:style-name="T67"><text:note text:id="ftn6" text:note-class="footnote"><text:note-citation>1</text:note-citation><text:note-body><text:p text:style-name="P55"><text:span text:style-name="T281">Debian-p</text:span>akket kz plaatst documenten en scripts van Karel Zimmer <text:span text:style-name="T280">(zie </text:span><text:a xlink:type="simple" xlink:href="https://karelzimmer.nl/" text:style-name="Internet_20_link" text:visited-style-name="Visited_20_Internet_20_Link"><text:span text:style-name="Strong_20_Emphasis"><text:span text:style-name="T275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67">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47"/></text:span></text:p>
          </table:table-cell>
          <table:table-cell table:style-name="_33_._5f_Installatie_5f_afronden.C4" office:value-type="string">
            <text:p text:style-name="P74"><text:span text:style-name="T5">Typ </text:span><text:span text:style-name="Strong_20_Emphasis"><text:span text:style-name="T49">'</text:span></text:span><text:span text:style-name="User_20_Entry"><text:span text:style-name="T29">wget karelzimmer.nl/</text:span></text:span><text:span text:style-name="User_20_Entry"><text:span text:style-name="T30">kz; </text:span></text:span><text:span text:style-name="User_20_Entry"><text:span text:style-name="T33">bash</text:span></text:span><text:span text:style-name="User_20_Entry"><text:span text:style-name="T32"> kz</text:span></text:span><text:span text:style-name="Strong_20_Emphasis"><text:span text:style-name="T49">'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5" office:value-type="string">
            <text:p text:style-name="P48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6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73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7" office:value-type="string">
            <text:p text:style-name="P70"><text:span text:style-name="Strong_20_Emphasis"><text:span text:style-name="T58">Rond de</text:span></text:span><text:span text:style-name="Strong_20_Emphasis"><text:span text:style-name="T59"> installatie </text:span></text:span><text:span text:style-name="Strong_20_Emphasis"><text:span text:style-name="T58">af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74"><text:span text:style-name="Strong_20_Emphasis"><text:span text:style-name="T70">Typ </text:span></text:span><text:span text:style-name="Strong_20_Emphasis"><text:span text:style-name="T49">'</text:span></text:span><text:span text:style-name="User_20_Entry"><text:span text:style-name="T30">kz </text:span></text:span><text:span text:style-name="User_20_Entry"><text:span text:style-name="T31">menu</text:span></text:span><text:span text:style-name="Strong_20_Emphasis"><text:span text:style-name="T49">'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7"/></text:span></text:p>
          </table:table-cell>
          <table:table-cell table:style-name="_33_._5f_Installatie_5f_afronden.C9" office:value-type="string">
            <text:p text:style-name="P82"><text:span text:style-name="Strong_20_Emphasis"><text:span text:style-name="T71">Selecteer</text:span></text:span><text:span text:style-name="Strong_20_Emphasis"><text:span text:style-name="T56"> </text:span></text:span><text:span text:style-name="Strong_20_Emphasis"><text:span text:style-name="T81">3 - Installatie afronden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0" office:value-type="string">
            <text:p text:style-name="P47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40"><text:span text:style-name="Strong_20_Emphasis"><text:span text:style-name="T42"><text:tab/></text:span></text:span></text:p>
      <text:p text:style-name="P41"><text:span text:style-name="Strong_20_Emphasis"><text:span text:style-name="T57"/></text:span></text:p>
      <text:p text:style-name="P42"><text:span text:style-name="Strong_20_Emphasis"><text:span text:style-name="T51"/></text:span></text:p>
      <text:list xml:id="list191016389710660" text:continue-numbering="true" text:style-name="L1">
        <text:list-item>
          <text:p text:style-name="P81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73"><draw:control text:anchor-type="as-char" draw:z-index="10" draw:name="Vorm40_0" draw:style-name="gr1" draw:text-style-name="P83" svg:width="0.35cm" svg:height="0.35cm" draw:control="control11"/></text:span></text:span></text:p>
          </table:table-cell>
          <table:table-cell table:style-name="Tabel2.A1" office:value-type="string">
            <text:p text:style-name="P67"><text:span text:style-name="Strong_20_Emphasis"><text:span text:style-name="T73"><draw:control text:anchor-type="as-char" draw:z-index="21" draw:name="Vorm40_ 1" draw:style-name="gr1" draw:text-style-name="P83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42">Aanmelden als </text:span></text:span><text:span text:style-name="Definition"><text:span text:style-name="T10">gebruiker</text:span></text:span><text:span text:style-name="Strong_20_Emphasis"><text:span text:style-name="T61"><text:note text:id="ftn7" text:note-class="footnote"><text:note-citation>1</text:note-citation><text:note-body><text:p text:style-name="P51"><text:span text:style-name="User_20_Entry"><text:span text:style-name="T151">E</text:span></text:span><text:span text:style-name="User_20_Entry"><text:span text:style-name="T153">ventuele extra </text:span></text:span><text:span text:style-name="Definition"><text:span text:style-name="T285">gebruiker</text:span></text:span><text:span text:style-name="User_20_Entry"><text:span text:style-name="T152">s</text:span></text:span><text:span text:style-name="User_20_Entry"><text:span text:style-name="T153"> aanmelden en dezelfde stappen uitvoeren.</text:span>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73"><draw:control text:anchor-type="as-char" draw:z-index="12" draw:name="Vorm40_2" draw:style-name="gr1" draw:text-style-name="P83" svg:width="0.35cm" svg:height="0.35cm" draw:control="control13"/></text:span></text:span></text:p>
          </table:table-cell>
          <table:table-cell table:style-name="Tabel2.A1" office:value-type="string">
            <text:p text:style-name="P68"><text:span text:style-name="Strong_20_Emphasis"><text:span text:style-name="T73"><draw:control text:anchor-type="as-char" draw:z-index="22" draw:name="Vorm40_ 2" draw:style-name="gr1" draw:text-style-name="P83" svg:width="0.35cm" svg:height="0.35cm" draw:control="control23"/></text:span></text:span></text:p>
          </table:table-cell>
          <table:table-cell table:style-name="Tabel2.D3" office:value-type="string">
            <text:p text:style-name="P19"><text:span text:style-name="Strong_20_Emphasis"><text:span text:style-name="T62">R</text:span></text:span><text:span text:style-name="Strong_20_Emphasis"><text:span text:style-name="T63">icht </text:span></text:span><text:span text:style-name="Strong_20_Emphasis"><text:span text:style-name="T64">de </text:span></text:span><text:span text:style-name="Strong_20_Emphasis"><text:span text:style-name="T69">gebruiker</text:span></text:span><text:span text:style-name="Strong_20_Emphasis"><text:span text:style-name="T63"> </text:span></text:span><text:span text:style-name="Strong_20_Emphasis"><text:span text:style-name="T65">in:</text:span>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D4" office:value-type="string">
            <text:p text:style-name="P74"><text:span text:style-name="Strong_20_Emphasis"><text:span text:style-name="T70">Typ </text:span></text:span><text:span text:style-name="Strong_20_Emphasis"><text:span text:style-name="T49">'</text:span></text:span><text:span text:style-name="User_20_Entry"><text:span text:style-name="T30">kz </text:span></text:span><text:span text:style-name="User_20_Entry"><text:span text:style-name="T31">menu</text:span></text:span><text:span text:style-name="Strong_20_Emphasis"><text:span text:style-name="T49">'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5" office:value-type="string">
            <text:p text:style-name="P82"><text:span text:style-name="Strong_20_Emphasis"><text:span text:style-name="T71">Selecteer</text:span></text:span><text:span text:style-name="Strong_20_Emphasis"><text:span text:style-name="T56"> </text:span></text:span><text:span text:style-name="Strong_20_Emphasis"><text:span text:style-name="T82">4 - Gebruiker inrichten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47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18"><text:span text:style-name="Strong_20_Emphasis"><text:span text:style-name="T66"/></text:span></text:p>
      <text:p text:style-name="P37"/>
      <text:p text:style-name="P28"><text:span text:style-name="T154">E</text:span><text:span text:style-name="T155">inde c</text:span><text:span text:style-name="T156">hecklist, </text:span><text:span text:style-name="T157">d</text:span><text:span text:style-name="T156">e installatie van </text:span><text:span text:style-name="Strong_20_Emphasis"><text:span text:style-name="T170"><text:user-field-get text:name="Distro">Ubuntu</text:user-field-get></text:span></text:span><text:span text:style-name="T158"><text:s/></text:span><text:span text:style-name="T159"><text:user-field-get text:name="Version">22.04</text:user-field-get></text:span><text:span text:style-name="Strong_20_Emphasis"><text:span text:style-name="T171"><text:s/></text:span></text:span><text:span text:style-name="Strong_20_Emphasis"><text:span text:style-name="T169">LTS</text:span></text:span><text:span text:style-name="T40"> </text:span><text:span text:style-name="Strong_20_Emphasis"><text:span text:style-name="T83"><text:user-field-get text:name="Edition">Server</text:user-field-get></text:span></text:span><text:span text:style-name="Strong_20_Emphasis"><text:span text:style-name="T83"><text:s/></text:span></text:span><text:span text:style-name="T156">is voltooid.</text:span></text:p>
      <text:p text:style-name="P13"/>
      <text:p text:style-name="P8"><text:span text:style-name="Emphasis"><text:span text:style-name="T236">Geschreven </text:span></text:span><text:span text:style-name="Emphasis"><text:span text:style-name="T234">d</text:span></text:span><text:span text:style-name="Emphasis"><text:span text:style-name="T23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7">Karel Zimmer</text:span></text:span></text:a><text:span text:style-name="Emphasis"><text:span text:style-name="T236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38">CC0 1.0 Universeel</text:span></text:span></text:a><text:span text:style-name="Emphasis"><text:span text:style-name="T236">,</text:span></text:span><text:span text:style-name="Emphasis"><text:span text:style-name="T233"> </text:span></text:span><text:span text:style-name="Strong_20_Emphasis"><text:span text:style-name="T51"><text:user-field-get style:data-style-name="N0" text:name="Releaseyear">2022</text:user-field-get></text:span></text:span><text:span text:style-name="Emphasis"><text:span text:style-name="T235">-</text:span></text:span><text:span text:style-name="Emphasis"><text:span text:style-name="T235"><text:date style:data-style-name="N10107" text:date-value="2023-08-12T19:10:16.153047932">2023</text:date></text:span></text:span><text:span text:style-name="Emphasis"><text:span text:style-name="T23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12T19:10:15.893652336">12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2T19:10:15.705314972</dc:date>
    <meta:keyword>Installatie</meta:keyword>
    <meta:keyword>Checklist</meta:keyword>
    <meta:keyword>Linux</meta:keyword>
    <meta:editing-cycles>6742</meta:editing-cycles>
    <meta:editing-duration>P11DT21H37M12S</meta:editing-duration>
    <dc:creator>Karel Zimmer</dc:creator>
    <meta:document-statistic meta:table-count="4" meta:image-count="0" meta:object-count="0" meta:page-count="4" meta:paragraph-count="73" meta:word-count="485" meta:character-count="3408" meta:non-whitespace-character-count="2954"/>
    <meta:user-defined meta:name="Info 1"/>
    <meta:user-defined meta:name="Info 2"/>
    <meta:user-defined meta:name="Info 3"/>
    <meta:user-defined meta:name="Info 4"/>
  </office:meta>
</office:document-meta>
</file>